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ssie's Final Exam</text:p>
      <text:p text:style-name="Standard"/>
      <text:p text:style-name="Standard">This entire year, Bessie paid no attention in math class. But the day has finally come - The Final Exam. The first exam problem seems quite simple to Bessie: given a number N, what's 17 times N? Just as Bessie finished typing the numbers onto her cowculator (hidden under her desk), she panicked as she realized that the numbers were given in Binary! If Bessie fails the exam, Farmer John will not let her go back to her barn tonight. Bessie really needs your help this time!</text:p>
      <text:p text:style-name="Standard"/>
      <text:p text:style-name="Standard">INPUT FORMAT</text:p>
      <text:p text:style-name="Standard"/>
      <text:p text:style-name="Standard">* Line 1: The binary representation of N (N is at most 1,000 digits).</text:p>
      <text:p text:style-name="Standard"/>
      <text:p text:style-name="Standard">OUTPUT FORMAT</text:p>
      <text:p text:style-name="Standard"/>
      <text:p text:style-name="Standard">* Line 1: The binary representation of N times 17.</text:p>
      <text:p text:style-name="Standard"/>
      <text:p text:style-name="Standard">SAMPLE INPUT</text:p>
      <text:p text:style-name="Standard"/>
      <text:p text:style-name="Standard">1011001</text:p>
      <text:p text:style-name="Standard">The binary number 1011001 is equal to 89 in decimal.</text:p>
      <text:p text:style-name="Standard"/>
      <text:p text:style-name="Standard">SAMPLE OUTPUT</text:p>
      <text:p text:style-name="Standard"/>
      <text:p text:style-name="Standard">10111101001</text:p>
      <text:p text:style-name="Standard">The binary number 10111101001 is equal to 1513 in deci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9T18:01:59.066000000</meta:creation-date>
    <dc:date>2022-07-09T18:02:29.868000000</dc:date>
    <meta:editing-duration>PT31S</meta:editing-duration>
    <meta:editing-cycles>1</meta:editing-cycles>
    <meta:document-statistic meta:table-count="0" meta:image-count="0" meta:object-count="0" meta:page-count="1" meta:paragraph-count="12" meta:word-count="144" meta:character-count="791" meta:non-whitespace-character-count="659"/>
    <meta:generator>LibreOffice/5.4.6.2$Windows_X86_64 LibreOffice_project/4014ce260a04f1026ba855d3b8d91541c224eab8</meta:generator>
  </office:meta>
</office:document-meta>
</file>